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No. of P2P nodes in CSN: 10, <text:s/>No. of transactions in each block: 35</text:p>
          </table:table-cell>
          <table:table-cell table:number-columns-repeated="2"/>
          <table:table-cell office:value-type="string" calcext:value-type="string">
            <text:p>No. of P2P nodes in CSN: 10, <text:s text:c="2"/>No. of mined blocks in each chain: 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blocks mined</text:p>
          </table:table-cell>
          <table:table-cell office:value-type="string" calcext:value-type="string">
            <text:p>Total computational time (in seconds)</text:p>
          </table:table-cell>
          <table:table-cell/>
          <table:table-cell office:value-type="string" calcext:value-type="string">
            <text:p>No. of transactions per block</text:p>
          </table:table-cell>
          <table:table-cell office:value-type="string" calcext:value-type="string">
            <text:p>Total Computational time (in seconds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.134" calcext:value-type="float">
            <text:p>22.1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.967" calcext:value-type="float">
            <text:p>33.967</text:p>
          </table:table-cell>
          <table:table-cell table:number-columns-repeated="2" office:value-type="float" office:value="28.64" calcext:value-type="float">
            <text:p>28.6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358" calcext:value-type="float">
            <text:p>32.3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.657" calcext:value-type="float">
            <text:p>29.657</text:p>
          </table:table-cell>
          <table:table-cell office:value-type="float" office:value="31.498" calcext:value-type="float">
            <text:p>31.498</text:p>
          </table:table-cell>
          <table:table-cell office:value-type="float" office:value="29.657" calcext:value-type="float">
            <text:p>29.657</text:p>
          </table:table-cell>
        </table:table-row>
        <table:table-row table:style-name="ro1">
          <table:table-cell table:style-name="ce2" office:value-type="string" calcext:value-type="string">
            <text:p>Case 1</text:p>
          </table:table-cell>
          <table:table-cell office:value-type="float" office:value="40" calcext:value-type="float">
            <text:p>40</text:p>
          </table:table-cell>
          <table:table-cell office:value-type="float" office:value="46.213" calcext:value-type="float">
            <text:p>46.213</text:p>
          </table:table-cell>
          <table:table-cell table:style-name="ce2" office:value-type="string" calcext:value-type="string">
            <text:p>Case 2</text:p>
          </table:table-cell>
          <table:table-cell office:value-type="float" office:value="30" calcext:value-type="float">
            <text:p>30</text:p>
          </table:table-cell>
          <table:table-cell office:value-type="float" office:value="27.855" calcext:value-type="float">
            <text:p>27.855</text:p>
          </table:table-cell>
          <table:table-cell office:value-type="float" office:value="29.398" calcext:value-type="float">
            <text:p>29.398</text:p>
          </table:table-cell>
          <table:table-cell office:value-type="float" office:value="31.703" calcext:value-type="float">
            <text:p>31.7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661" calcext:value-type="float">
            <text:p>54.6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.655" calcext:value-type="float">
            <text:p>27.655</text:p>
          </table:table-cell>
          <table:table-cell table:number-columns-repeated="2" office:value-type="float" office:value="33.087" calcext:value-type="float">
            <text:p>33.08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6.235" calcext:value-type="float">
            <text:p>66.2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.353" calcext:value-type="float">
            <text:p>27.353</text:p>
          </table:table-cell>
          <table:table-cell table:number-columns-repeated="2" office:value-type="float" office:value="34.375" calcext:value-type="float">
            <text:p>34.375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7:56:22.519856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21:19.091462318</meta:creation-date>
    <dc:date>2020-09-08T13:53:18.755128152</dc:date>
    <meta:editing-duration>P4DT2H39M6S</meta:editing-duration>
    <meta:editing-cycles>63</meta:editing-cycles>
    <meta:generator>LibreOffice/6.0.7.3$Linux_X86_64 LibreOffice_project/00m0$Build-3</meta:generator>
    <meta:document-statistic meta:table-count="1" meta:cell-count="42" meta:object-count="0"/>
  </office:meta>
</office:document-meta>
</file>